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7670819A3B85E8B4.png" manifest:media-type="image/png"/>
  <manifest:file-entry manifest:full-path="Pictures/10000201000003E80000057809C81917B7ADB0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0.635cm">
          <draw:image xlink:href="Pictures/10000201000003E80000057809C81917B7ADB07F.png" xlink:type="simple" xlink:show="embed" xlink:actuate="onLoad">
            <text:p/>
          </draw:image>
        </draw:frame>
        <draw:frame draw:style-name="gr2" draw:text-style-name="P2" draw:layer="layout" svg:width="6.351cm" svg:height="8.892cm" svg:x="7.62cm" svg:y="0.633cm">
          <draw:image xlink:href="Pictures/10000201000003E8000005787670819A3B85E8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9-17T22:01:26.287669704</dc:date>
    <meta:editing-duration>PT8M45S</meta:editing-duration>
    <meta:editing-cycles>15</meta:editing-cycles>
    <meta:generator>LibreOffice/5.1.6.2$Linux_X86_64 LibreOffice_project/10m0$Build-2</meta:generator>
    <meta:print-date>2018-08-16T21:31:35.468843143</meta:print-date>
    <meta:document-statistic meta:object-count="2"/>
  </office:meta>
</office:document-meta>
</file>